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6.00pt" fo:font-weight="bold" fo:font-family="'Liberation Serif'" style:font-family-asian="'Liberation Serif'" style:font-family-complex="'Liberation Serif'" fo:background-color="transparent" fo:color="#c9211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36.00pt" fo:font-weight="normal" fo:font-family="'Liberation Serif'" style:font-family-asian="'Liberation Serif'" style:font-family-complex="'Liberation Serif'" fo:background-color="transparent" style:use-window-font-color="true" fo:font-style="italic"/>
    </style:style>
    <style:style style:name="T5" style:family="text">
      <style:text-properties fo:font-size="36.00pt" fo:font-weight="normal" fo:font-family="Calibri" style:font-family-asian="Calibri" style:font-family-complex="Calibri" fo:background-color="transparent" style:use-window-font-color="true"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6.00pt" fo:font-weight="bold" fo:font-family="'Liberation Serif'" style:font-family-asian="'Liberation Serif'" style:font-family-complex="'Liberation Serif'"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24.00pt" fo:font-weight="normal" fo:font-family="'Liberation Serif'" style:font-family-asian="'Liberation Serif'" style:font-family-complex="'Liberation Serif'"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bold" fo:font-family="'Liberation Serif'" style:font-family-asian="'Liberation Serif'" style:font-family-complex="'Liberation Serif'" fo:background-color="transparent" style:use-window-font-color="true" fo:font-style="italic"/>
    </style:style>
    <style:style style:name="T12" style:family="text">
      <style:text-properties fo:font-size="18.00pt" fo:font-weight="normal" fo:font-family="'Liberation Serif'" style:font-family-asian="'Liberation Serif'" style:font-family-complex="'Liberation Serif'" fo:background-color="transparent" style:use-window-font-color="true" fo:font-style="italic"/>
    </style:style>
    <style:style style:name="T13"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 style:family="text">
      <style:text-properties fo:font-size="18.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26.00pt" fo:font-weight="bold" fo:font-family="'Liberation Serif'" style:font-family-asian="'Liberation Serif'" style:font-family-complex="'Liberation Serif'" fo:background-color="transparent" fo:color="#c9211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 style:family="text">
      <style:text-properties fo:font-size="14.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 style:family="text">
      <style:text-properties fo:font-size="14.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5"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6" style:family="text">
      <style:text-properties fo:font-size="14.00pt" fo:font-weight="normal" fo:font-family="'Liberation Serif'" style:font-family-asian="'Liberation Serif'" style:font-family-complex="'Liberation Serif'" fo:background-color="transparent" style:use-window-font-color="true"/>
    </style:style>
    <style:style style:name="T27"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80"/>
    </style:style>
    <style:style style:name="T2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80"/>
    </style:style>
    <style:style style:name="T29"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80"/>
    </style:style>
    <style:style style:name="T30" style:family="text">
      <style:text-properties fo:font-size="14.00pt" fo:font-weight="normal" fo:font-family="'Liberation Serif'" style:font-family-asian="'Liberation Serif'" style:font-family-complex="'Liberation Serif'" fo:background-color="transparent" style:use-window-font-color="true"/>
    </style:style>
    <style:style style:name="T3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3" style:family="text">
      <style:text-properties fo:font-size="14.00pt" fo:font-weight="normal" fo:font-family="'Liberation Serif'" style:font-family-asian="'Liberation Serif'" style:font-family-complex="'Liberation Serif'" fo:background-color="transparent" style:use-window-font-color="true"/>
    </style:style>
    <style:style style:name="T34"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5"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6"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7"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normal" fo:font-family="'Liberation Serif'" style:font-family-asian="'Liberation Serif'" style:font-family-complex="'Liberation Serif'" fo:background-color="transparent" style:use-window-font-color="true"/>
    </style:style>
    <style:style style:name="T40"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2" style:family="text">
      <style:text-properties fo:font-size="14.00pt" fo:font-weight="normal" fo:font-family="'Liberation Serif'" style:font-family-asian="'Liberation Serif'" style:font-family-complex="'Liberation Serif'" fo:background-color="transparent" style:use-window-font-color="true"/>
    </style:style>
    <style:style style:name="T43" style:family="text">
      <style:text-properties fo:font-size="24.00pt" fo:font-weight="bold" fo:font-family="Arial" style:font-family-asian="Arial" style:font-family-complex="Arial" fo:background-color="transparent" fo:color="#ff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8.00pt" fo:font-weight="bold"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6.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8.00pt" fo:font-weight="bold"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6.00pt" fo:font-weight="normal" fo:font-family="'Liberation Serif'" style:font-family-asian="'Liberation Serif'" style:font-family-complex="'Liberation Serif'" fo:background-color="transparent" style:use-window-font-color="true"/>
    </style:style>
    <style:style style:name="T52" style:family="text">
      <style:text-properties fo:font-size="16.00pt" fo:font-weight="normal" fo:font-family="Calibri" style:font-family-asian="Calibri" style:font-family-complex="Calibri" fo:background-color="transparent" style:use-window-font-color="true"/>
    </style:style>
    <style:style style:name="T53" style:family="text">
      <style:text-properties fo:font-size="16.00pt" fo:font-weight="normal" fo:font-family="Calibri" style:font-family-asian="Calibri" style:font-family-complex="Calibri" fo:background-color="transparent" style:use-window-font-color="true"/>
    </style:style>
    <style:style style:name="T54" style:family="text">
      <style:text-properties fo:font-size="16.00pt" fo:font-weight="normal" fo:font-family="Calibri" style:font-family-asian="Calibri" style:font-family-complex="Calibri" fo:background-color="transparent" style:use-window-font-color="true"/>
    </style:style>
    <style:style style:name="T55" style:family="text">
      <style:text-properties fo:font-size="16.00pt" fo:font-weight="normal" fo:font-family="Calibri" style:font-family-asian="Calibri" style:font-family-complex="Calibri" fo:background-color="transparent" style:use-window-font-color="true"/>
    </style:style>
    <style:style style:name="T56" style:family="text">
      <style:text-properties fo:font-size="16.00pt" fo:font-weight="normal" fo:font-family="'Liberation Serif'" style:font-family-asian="'Liberation Serif'" style:font-family-complex="'Liberation Serif'" fo:background-color="transparent" style:use-window-font-color="true"/>
    </style:style>
    <style:style style:name="T57" style:family="text">
      <style:text-properties fo:font-size="16.00pt" fo:font-weight="normal" fo:font-family="Calibri" style:font-family-asian="Calibri" style:font-family-complex="Calibri" fo:background-color="transparent" style:use-window-font-color="true"/>
    </style:style>
    <style:style style:name="T58" style:family="text">
      <style:text-properties fo:font-size="16.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8.00pt" fo:font-weight="bold"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6.00pt" fo:font-weight="normal" fo:font-family="Arial" style:font-family-asian="Arial" style:font-family-complex="Aria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6.00pt" fo:font-weight="normal" fo:font-family="Arial" style:font-family-asian="Arial" style:font-family-complex="Arial"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6.00pt" fo:font-weight="normal" fo:font-family="Arial" style:font-family-asian="Arial" style:font-family-complex="Arial"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8.00pt" fo:font-weight="bold"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normal" fo:font-family="Arial" style:font-family-asian="Arial" style:font-family-complex="Aria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8.00pt" fo:font-weight="bold"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6.00pt" fo:font-weight="normal" fo:font-family="'Liberation Serif'" style:font-family-asian="'Liberation Serif'" style:font-family-complex="'Liberation Serif'" fo:background-color="transparent" style:use-window-font-color="true"/>
    </style:style>
    <style:style style:name="T75" style:family="text">
      <style:text-properties fo:font-size="18.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8.00pt" fo:font-weight="bold"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6.00pt" fo:font-weight="normal"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6.00pt" fo:font-weight="bold"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6.00pt" fo:font-weight="normal" fo:font-family="'Liberation Serif'" style:font-family-asian="'Liberation Serif'" style:font-family-complex="'Liberation Serif'" fo:background-color="transparent" fo:color="#000000"/>
    </style:style>
    <style:style style:name="T84" style:family="text">
      <style:text-properties fo:font-size="16.00pt" fo:font-weight="normal" fo:font-family="'Liberation Serif'" style:font-family-asian="'Liberation Serif'" style:font-family-complex="'Liberation Serif'" fo:background-color="transparent" fo:color="#000000" fo:font-style="itali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6.00pt" fo:font-weight="normal" fo:font-family="'Liberation Serif'" style:font-family-asian="'Liberation Serif'" style:font-family-complex="'Liberation Serif'" fo:background-color="transparent" fo:color="#000000" fo:font-style="italic"/>
    </style:style>
    <style:style style:name="T87" style:family="text">
      <style:text-properties fo:font-size="16.00pt" fo:font-weight="normal" fo:font-family="'Liberation Serif'" style:font-family-asian="'Liberation Serif'" style:font-family-complex="'Liberation Serif'"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6.00pt" fo:font-weight="normal" fo:font-family="'Liberation Serif'" style:font-family-asian="'Liberation Serif'" style:font-family-complex="'Liberation Serif'" fo:background-color="transparent" fo:color="#000000"/>
    </style:style>
    <style:style style:name="T90" style:family="text">
      <style:text-properties fo:font-size="16.00pt" fo:font-weight="normal" fo:font-family="'Liberation Serif'" style:font-family-asian="'Liberation Serif'" style:font-family-complex="'Liberation Serif'" fo:background-color="transparent" fo:color="#000000" fo:font-style="itali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6.00pt" fo:font-weight="normal" fo:font-family="'Liberation Serif'" style:font-family-asian="'Liberation Serif'" style:font-family-complex="'Liberation Serif'" fo:background-color="transparent" fo:color="#000000" fo:font-style="italic"/>
    </style:style>
    <style:style style:name="T93" style:family="text">
      <style:text-properties fo:font-size="16.00pt" fo:font-weight="normal" fo:font-family="'Liberation Serif'" style:font-family-asian="'Liberation Serif'" style:font-family-complex="'Liberation Serif'" fo:background-color="transparent" fo:color="#000000"/>
    </style:style>
    <style:style style:name="T94" style:family="text">
      <style:text-properties fo:font-size="16.00pt" fo:font-weight="normal" fo:font-family="'Liberation Serif'" style:font-family-asian="'Liberation Serif'" style:font-family-complex="'Liberation Serif'" fo:background-color="transparent" fo:color="#000000" fo:font-style="italic"/>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6.00pt" fo:font-weight="normal" fo:font-family="'Liberation Serif'" style:font-family-asian="'Liberation Serif'" style:font-family-complex="'Liberation Serif'" fo:background-color="transparent" fo:color="#000000" fo:font-style="italic"/>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6.00pt" fo:font-weight="normal" fo:font-family="'Liberation Serif'" style:font-family-asian="'Liberation Serif'" style:font-family-complex="'Liberation Serif'" fo:background-color="transparent" fo:color="#000000" fo:font-style="italic"/>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6.00pt" fo:font-weight="normal" fo:font-family="'Liberation Serif'" style:font-family-asian="'Liberation Serif'" style:font-family-complex="'Liberation Serif'" fo:background-color="transparent" fo:color="#000000" fo:font-style="itali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6.00pt" fo:font-weight="normal" fo:font-family="'Liberation Serif'" style:font-family-asian="'Liberation Serif'" style:font-family-complex="'Liberation Serif'" fo:background-color="transparent" fo:color="#000000" fo:font-style="itali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6.00pt" fo:font-weight="normal" fo:font-family="'Liberation Serif'" style:font-family-asian="'Liberation Serif'" style:font-family-complex="'Liberation Serif'" fo:background-color="transparent" fo:color="#000000" fo:font-style="italic"/>
    </style:style>
    <style:style style:name="T105" style:family="text">
      <style:text-properties fo:font-size="16.00pt" fo:font-weight="normal" fo:font-family="'Liberation Serif'" style:font-family-asian="'Liberation Serif'" style:font-family-complex="'Liberation Serif'" fo:background-color="transparent" fo:color="#000000"/>
    </style:style>
    <style:style style:name="T106" style:family="text">
      <style:text-properties fo:font-size="16.00pt" fo:font-weight="normal" fo:font-family="'Liberation Serif'" style:font-family-asian="'Liberation Serif'" style:font-family-complex="'Liberation Serif'" fo:background-color="transparent" fo:color="#000000" fo:font-style="italic"/>
    </style:style>
    <style:style style:name="T107" style:family="text">
      <style:text-properties fo:font-size="16.00pt" fo:font-weight="normal" fo:font-family="'Liberation Serif'" style:font-family-asian="'Liberation Serif'" style:font-family-complex="'Liberation Serif'"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6.00pt" fo:font-weight="normal" fo:font-family="'Liberation Serif'" style:font-family-asian="'Liberation Serif'" style:font-family-complex="'Liberation Serif'"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6.00pt" fo:font-weight="normal" fo:font-family="'Liberation Serif'" style:font-family-asian="'Liberation Serif'" style:font-family-complex="'Liberation Serif'"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6.00pt" fo:font-weight="normal" fo:font-family="'Liberation Serif'" style:font-family-asian="'Liberation Serif'" style:font-family-complex="'Liberation Serif'"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6.00pt" fo:font-weight="normal" fo:font-family="'Liberation Serif'" style:font-family-asian="'Liberation Serif'" style:font-family-complex="'Liberation Serif'"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6.00pt" fo:font-weight="normal" fo:font-family="'Liberation Serif'" style:font-family-asian="'Liberation Serif'" style:font-family-complex="'Liberation Serif'"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6.00pt" fo:font-weight="normal" fo:font-family="'Liberation Serif'" style:font-family-asian="'Liberation Serif'" style:font-family-complex="'Liberation Serif'" fo:background-color="transparent" fo:color="#000000"/>
    </style:style>
    <style:style style:name="T120" style:family="text">
      <style:text-properties fo:font-size="16.00pt" fo:font-weight="normal" fo:font-family="'Liberation Serif'" style:font-family-asian="'Liberation Serif'" style:font-family-complex="'Liberation Serif'" fo:background-color="transparent" fo:color="#000000" fo:font-style="itali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6.00pt" fo:font-weight="normal" fo:font-family="'Liberation Serif'" style:font-family-asian="'Liberation Serif'" style:font-family-complex="'Liberation Serif'" fo:background-color="transparent" fo:color="#000000" fo:font-style="italic"/>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6.00pt" fo:font-weight="normal" fo:font-family="'Liberation Serif'" style:font-family-asian="'Liberation Serif'" style:font-family-complex="'Liberation Serif'" fo:background-color="transparent" fo:color="#000000" fo:font-style="italic"/>
    </style:style>
    <style:style style:name="T125" style:family="text">
      <style:text-properties fo:font-size="16.00pt" fo:font-weight="normal" fo:font-family="'Liberation Serif'" style:font-family-asian="'Liberation Serif'" style:font-family-complex="'Liberation Serif'"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8.00pt" fo:font-weight="normal" fo:font-family="'Liberation Serif'" style:font-family-asian="'Liberation Serif'" style:font-family-complex="'Liberation Serif'" fo:background-color="transparent" fo:color="#ff0000" fo:font-style="italic"/>
    </style:style>
    <style:style style:name="T128" style:family="text">
      <style:text-properties fo:font-size="18.00pt" fo:font-weight="normal" fo:font-family="'Liberation Serif'" style:font-family-asian="'Liberation Serif'" style:font-family-complex="'Liberation Serif'" fo:background-color="transparent" style:use-window-font-color="true" fo:font-style="italic"/>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6.00pt" fo:font-weight="normal" fo:font-family="'Liberation Serif'" style:font-family-asian="'Liberation Serif'" style:font-family-complex="'Liberation Serif'" fo:background-color="transparent" fo:color="#000000"/>
    </style:style>
    <style:style style:name="T1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50.00%" fo:text-align="justify" fo:margin-top="2.00pt" fo:margin-bottom="5.00pt">
        <style:tab-stops>
          <style:tab-stop style:position="421.20pt" style:type="right" style:leader-style="solid"/>
        </style:tab-stops>
      </style:paragraph-properties>
    </style:style>
    <style:style style:name="P7" style:family="paragraph">
      <style:paragraph-properties fo:line-height="150.00%" fo:text-align="justify" fo:margin-right="-19.85pt" fo:margin-bottom="5.00pt">
        <style:tab-stops>
          <style:tab-stop style:position="420.70pt" style:type="right" style:leader-style="solid"/>
        </style:tab-stops>
      </style:paragraph-properties>
    </style:style>
    <style:style style:name="P8" style:family="paragraph">
      <style:paragraph-properties fo:line-height="150.00%" fo:text-align="justify" fo:margin-bottom="5.00pt">
        <style:tab-stops>
          <style:tab-stop style:position="420.70pt" style:type="right" style:leader-style="solid"/>
        </style:tab-stops>
      </style:paragraph-properties>
    </style:style>
    <style:style style:name="P9" style:family="paragraph">
      <style:paragraph-properties fo:line-height="150.00%" fo:text-align="justify" fo:margin-top="2.00pt" fo:margin-bottom="5.00pt">
        <style:tab-stops>
          <style:tab-stop style:position="421.20pt" style:type="right" style:leader-style="solid"/>
        </style:tab-stops>
      </style:paragraph-properties>
    </style:style>
    <style:style style:name="P10" style:family="paragraph">
      <style:paragraph-properties fo:line-height="150.00%" fo:text-align="justify"/>
    </style:style>
    <style:style style:name="P11" style:family="paragraph">
      <style:paragraph-properties fo:line-height="150.00%" fo:text-align="justify" fo:margin-top="2.00pt" fo:margin-bottom="5.00pt">
        <style:tab-stops>
          <style:tab-stop style:position="421.20pt" style:type="right" style:leader-style="solid"/>
        </style:tab-stops>
      </style:paragraph-properties>
    </style:style>
    <style:style style:name="P12" style:family="paragraph">
      <style:paragraph-properties fo:line-height="150.00%" fo:text-align="justify" fo:margin-bottom="5.00pt">
        <style:tab-stops>
          <style:tab-stop style:position="420.70pt" style:type="right" style:leader-style="solid"/>
        </style:tab-stops>
      </style:paragraph-properties>
    </style:style>
    <style:style style:name="P13" style:family="paragraph">
      <style:paragraph-properties fo:line-height="100.00%" fo:text-align="center" fo:margin-top="24.00pt" fo:margin-bottom="6.00pt"/>
    </style:style>
    <style:style style:name="P14" style:family="paragraph">
      <style:paragraph-properties fo:line-height="100.00%" fo:text-align="justify"/>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justify" fo:margin-left="-18.00pt" fo:text-indent="18.00pt"/>
    </style:style>
    <style:style style:name="P16" style:family="paragraph">
      <style:paragraph-properties fo:line-height="100.00%" fo:text-align="justify" fo:margin-left="36.00pt" fo:text-indent="0.00pt"/>
    </style:style>
    <style:style style:name="P17" style:family="paragraph">
      <style:paragraph-properties fo:line-height="100.00%" fo:text-align="justify" fo:margin-left="18.00pt" fo:text-indent="0.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justify" fo:margin-left="-18.00pt" fo:text-indent="18.00pt"/>
    </style:style>
    <style:style style:name="P19" style:family="paragraph">
      <style:paragraph-properties fo:line-height="100.00%" fo:text-align="justify" fo:margin-left="36.00pt" fo:text-indent="0.00pt"/>
    </style:style>
    <style:style style:name="P20" style:family="paragraph">
      <style:paragraph-properties fo:line-height="100.00%" fo:text-align="justify"/>
    </style:style>
    <style:style style:name="P21" style:family="paragraph">
      <style:paragraph-properties fo:line-height="100.00%" fo:text-align="justify" fo:margin-left="36.00pt" fo:text-indent="0.00pt"/>
    </style:style>
    <style:style style:name="P22" style:family="paragraph">
      <style:paragraph-properties fo:line-height="100.00%" fo:text-align="justify"/>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justify" fo:margin-left="-18.00pt" fo:text-indent="18.00pt"/>
    </style:style>
    <style:style style:name="P24" style:family="paragraph">
      <style:paragraph-properties fo:line-height="100.00%" fo:text-align="justify"/>
    </style:style>
    <style:style style:name="P25" style:family="paragraph">
      <style:paragraph-properties fo:line-height="100.00%" fo:text-align="left"/>
    </style:style>
    <style:style style:name="P26" style:family="paragraph">
      <style:paragraph-properties fo:line-height="100.00%" fo:text-align="justify"/>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justify" fo:margin-left="-18.00pt" fo:text-indent="18.00pt"/>
    </style:style>
    <style:style style:name="P28" style:family="paragraph">
      <style:paragraph-properties fo:line-height="100.00%" fo:text-align="justify"/>
    </style:style>
    <style:style style:name="P29" style:family="paragraph">
      <style:paragraph-properties fo:line-height="100.00%" fo:text-align="left"/>
    </style:style>
    <style:style style:name="P30" style:family="paragraph">
      <style:paragraph-properties fo:line-height="100.00%" fo:text-align="justify"/>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00.00%" fo:text-align="justify" fo:margin-left="-18.00pt" fo:text-indent="18.00pt"/>
    </style:style>
    <style:style style:name="P32" style:family="paragraph">
      <style:paragraph-properties fo:line-height="100.00%" fo:text-align="justify"/>
    </style:style>
    <style:style style:name="P33" style:family="paragraph">
      <style:paragraph-properties fo:line-height="100.00%" fo:text-align="left"/>
    </style:style>
    <style:style style:name="P34" style:family="paragraph">
      <style:paragraph-properties fo:line-height="100.00%" fo:text-align="justify"/>
    </style:style>
    <style:style style:name="P35" style:family="paragraph">
      <style:paragraph-properties fo:line-height="115.00%" fo:text-align="left" fo:margin-bottom="7.00pt"/>
    </style:style>
    <style:style style:name="P36" style:family="paragraph">
      <style:paragraph-properties fo:line-height="100.00%" fo:text-align="justify"/>
    </style:style>
    <style:style style:name="P37" style:family="paragraph">
      <style:paragraph-properties fo:line-height="100.00%" fo:text-align="justify" fo:margin-left="36.00pt" fo:text-indent="0.00pt"/>
    </style:style>
    <style:style style:name="P38" style:family="paragraph">
      <style:paragraph-properties fo:line-height="100.00%" fo:text-align="justify"/>
    </style:style>
    <style:style style:name="P39" style:family="paragraph">
      <style:paragraph-properties fo:line-height="100.00%" fo:text-align="center"/>
    </style:style>
    <style:style style:name="P40" style:family="paragraph">
      <style:paragraph-properties fo:line-height="100.00%" fo:text-align="justify"/>
    </style:style>
  </office:automatic-styles>
  <office:body>
    <office:text>
      <text:p text:style-name="P1"><draw:frame text:anchor-type="as-char" svg:width="94.19mm" svg:height="31.75mm" style:rel-width="scale" style:rel-height="scale"><draw:object-ole xlink:href="OleObj1"/><draw:image xlink:href="ObjectReplacements/OleObj1"/></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2">RAPPORT</text:span></text:p>
      <text:p text:style-name="P1"><text:span text:style-name="T2">PROJET INFORMATIQUE</text:span></text:p>
      <text:p text:style-name="P1"><text:span text:style-name="T3"/></text:p>
      <text:p text:style-name="P1"><text:span text:style-name="T4">BAC<text:s/></text:span><text:span text:style-name="T5">– book a classroom</text:span></text:p>
      <text:p text:style-name="P1"><text:span text:style-name="T6"/></text:p>
      <text:p text:style-name="P1"><text:span text:style-name="T7">L2 CUPGE</text:span></text:p>
      <text:p text:style-name="P1"><text:span text:style-name="T7">2022</text:span></text:p>
      <text:p text:style-name="P1"><text:span text:style-name="T8"/></text:p>
      <text:p text:style-name="P1"><text:span text:style-name="T8"/></text:p>
      <text:p text:style-name="P2"><text:span text:style-name="T9">Nizar Slama</text:span></text:p>
      <text:p text:style-name="P2"><text:span text:style-name="T9">Mahe Grandisson</text:span></text:p>
      <text:p text:style-name="P2"><text:span text:style-name="T9">Alexandre Perrin</text:span></text:p>
      <text:p text:style-name="P2"><text:span text:style-name="T10"/></text:p>
      <text:p text:style-name="P2"><text:span text:style-name="T10"/></text:p>
      <text:p text:style-name="P2"><text:span text:style-name="T11">GITHUB</text:span><text:span text:style-name="T12"> :<text:s/></text:span><text:a xlink:href="https://github.com/nizar-slama/Projet-informatique"><text:span text:style-name="T13">https://github.com/nizar-slama/Projet-informatique</text:span></text:a><text:span text:style-name="T14"/></text:p>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3"><text:span text:style-name="T16">TABLE DE MATIÈRE</text:span></text:p>
      <text:p text:style-name="P3"><text:span text:style-name="T17"/></text:p>
      <text:p text:style-name="P3"><text:span text:style-name="T17"/></text:p>
      <text:p text:style-name="P4"><text:span text:style-name="T17"/></text:p>
      <text:p text:style-name="P4"><text:span text:style-name="T17"/></text:p>
      <text:p text:style-name="P4"><text:span text:style-name="T17"/></text:p>
      <text:p text:style-name="P5"><text:span text:style-name="T17"/></text:p>
      <text:p text:style-name="P6"><text:a xlink:href="#_Toc5564794"><text:span text:style-name="T19">Présentation du proje</text:span></text:a><text:span text:style-name="T20">t _________________________________________________1</text:span></text:p>
      <text:p text:style-name="P6"><text:span text:style-name="T20"><text:tab/><text:s text:c="9"/></text:span><text:a xlink:href="#_Toc5564795"><text:span text:style-name="T22">Objectif du projet</text:span></text:a><text:span text:style-name="T23"><text:s/>______________________________________________ 1<text:s text:c="19"/></text:span></text:p>
      <text:p text:style-name="P7"><text:span text:style-name="T23"><text:s text:c="9"/></text:span><text:a xlink:href="#_Toc5564796"><text:span text:style-name="T25">Cahier des charges</text:span></text:a><text:span text:style-name="T26"><text:s/>_____________________________________________<text:s text:c="2"/>1</text:span></text:p>
      <text:p text:style-name="P7"><text:span text:style-name="T26"><text:tab/>Outil de communication _____________________________________________<text:s text:c="2"/>2</text:span></text:p>
      <text:p text:style-name="P8"><text:a xlink:href="#_Toc5564797"><text:span text:style-name="T28">D</text:span></text:a><text:span text:style-name="T29">ivision du travail</text:span><text:span text:style-name="T30"><text:s/>__________________________________________________<text:s text:c="2"/>2</text:span></text:p>
      <text:p text:style-name="P9"><text:a xlink:href="#_Toc5564798"><text:span text:style-name="T32">Mode d’emploi_____________________________________________________</text:span></text:a><text:span text:style-name="T33">3</text:span></text:p>
      <text:p text:style-name="P10"><text:span text:style-name="T33">Probleme rencontrées _______________________________________________ 3</text:span></text:p>
      <text:p text:style-name="P11"><text:span text:style-name="T33">Fonctionnement des fonction</text:span><text:a xlink:href="#_Toc5564799"><text:span text:style-name="T35">____________________________________________</text:span><text:span text:style-name="T36"><text:s/>HYPERLINK "#_Toc5564799"</text:span><text:span text:style-name="T37">4</text:span></text:a><text:span text:style-name="T38"/></text:p>
      <text:p text:style-name="P12"><text:span text:style-name="T39">Conclusion</text:span><text:a xlink:href="#_Toc5564800"><text:span text:style-name="T41">__________________________________________</text:span></text:a><text:span text:style-name="T42">5</text:span></text:p>
      <text:p text:style-name="P13"><text:span text:style-name="T43">PRESENTATION DU PROJET</text:span></text:p>
      <text:p text:style-name="P14"><text:span text:style-name="T44"/></text:p>
      <text:p text:style-name="P14"><text:span text:style-name="T44"/></text:p>
      <text:p text:style-name="P14"><text:span text:style-name="T44"/></text:p>
      <text:list text:style-name="L15">
        <text:list-item>
          <text:p text:style-name="P15"><text:span text:style-name="T45">OBJECTIF PROJET</text:span></text:p>
        </text:list-item>
      </text:list>
      <text:p text:style-name="P16"><text:span text:style-name="T46"/></text:p>
      <text:p text:style-name="P16"><text:span text:style-name="T46"/></text:p>
      <text:p text:style-name="P16"><text:span text:style-name="T47">L’objectif de ce projet est de se familiariser à l’écriture d’un programme à plusieurs avec partage des tâches tant au niveau de la programmation que de la documentation. Il va s’agir de produire un programme (fichiers source et un exécutable testé et opérationnel avec la documentation), dont le sujet est présenté dans la suite du document. Le développement de ce programme se fera obligatoirement sous environnement Linux, en langage C.</text:span></text:p>
      <text:p text:style-name="P17"><text:span text:style-name="T48"/></text:p>
      <text:p text:style-name="P17"><text:span text:style-name="T48"/></text:p>
      <text:p text:style-name="P17"><text:span text:style-name="T48"/></text:p>
      <text:p text:style-name="P17"><text:span text:style-name="T48"/></text:p>
      <text:list text:style-name="L18">
        <text:list-item>
          <text:p text:style-name="P18"><text:span text:style-name="T49">CAHIER DE CHARGE</text:span></text:p>
        </text:list-item>
      </text:list>
      <text:p text:style-name="P19"><text:span text:style-name="T50"/></text:p>
      <text:p text:style-name="P20"><text:span text:style-name="T50"/></text:p>
      <text:p text:style-name="P21"><text:span text:style-name="T51">On doit réaliser un modèle à mettre en<text:s/></text:span><text:span text:style-name="T52">œuvre</text:span><text:span text:style-name="T53"><text:s/>qui</text:span><text:span text:style-name="T54"><text:s/>contiendra<text:s/></text:span><text:span text:style-name="T55">différentes structures<text:s/></text:span><text:span text:style-name="T56">. Par souci de simplicité, on limitera le nombre de salles à un sous-ensemble d’un bâtiment (par exemple, le rez de chaussée du bâtiment U3<text:s/></text:span><text:span text:style-name="T57">– salles 1<text:s/></text:span><text:span text:style-name="T58">à 4), les formations à 3 et les enseignements (4 créneaux maximum / formation) dispatchés sur une journée. </text:span></text:p>
      <text:p text:style-name="P22"><text:span text:style-name="T59"/></text:p>
      <text:p text:style-name="P22"><text:span text:style-name="T59"/></text:p>
      <text:p text:style-name="P22"><text:span text:style-name="T59"/></text:p>
      <text:p text:style-name="P22"><text:span text:style-name="T59"/></text:p>
      <text:p text:style-name="P22"><text:span text:style-name="T59"/></text:p>
      <text:p text:style-name="P22"><text:span text:style-name="T59"/></text:p>
      <text:p text:style-name="P22"><text:span text:style-name="T59"/></text:p>
      <text:p text:style-name="P22"><text:span text:style-name="T59"/></text:p>
      <text:p text:style-name="P22"><text:span text:style-name="T59"/></text:p>
      <text:list text:style-name="L23">
        <text:list-item>
          <text:p text:style-name="P23"><text:span text:style-name="T60">OUTIL DE COMMUNICATION<text:s text:c="2"/></text:span></text:p>
        </text:list-item>
      </text:list>
      <text:p text:style-name="P24"><text:span text:style-name="T61"/></text:p>
      <text:p text:style-name="P25"><text:span text:style-name="T62"> Le cahier des charges était clair, produire un programme (fichier source et exécutable testé et opérationnel avec la documentation) sous l’environnement Linux en langage C.</text:span></text:p>
      <text:p text:style-name="P25"><text:span text:style-name="T63"/></text:p>
      <text:p text:style-name="P25"><text:span text:style-name="T64">Ce programme devra permettre de gérer un système de réservation de salle d’université. Une fois ce travail en amont fait, nous avons eu besoin d’un outil pour communiquer, échanger, et s’entraider sur le projet pendant ces 6 semaines à venir. Nous avons choisi Discord pour sa simplicité d’utilisation, les habitudes personnelles du groupe (on se sert tous les trois de Discord pour diverses raisons), la possibilité de streamer son écran pour travailler à plusieurs sur un même code, un chat écrit et vocal disponible gratuitement.</text:span></text:p>
      <text:p text:style-name="P25"><text:span text:style-name="T65"/></text:p>
      <text:p text:style-name="P25"><text:span text:style-name="T66">Pour nous partager le travail on a choisi GitHub, parce que étant plus ou moins imposé par notre professeur, nous avons utilisé celui-ci. Notre IDE commun a été Visual Studio Code, logiciel utilisé par nous trois pour programmer en C. </text:span></text:p>
      <text:p text:style-name="P25"><text:span text:style-name="T67"/></text:p>
      <text:p text:style-name="P26"><text:span text:style-name="T67"/></text:p>
      <text:p text:style-name="P26"><text:span text:style-name="T67"/></text:p>
      <text:list text:style-name="L27">
        <text:list-item>
          <text:p text:style-name="P27"><text:span text:style-name="T68"><text:s/>DIVISION DU TRAVAIL </text:span></text:p>
        </text:list-item>
      </text:list>
      <text:p text:style-name="P28"><text:span text:style-name="T69"/></text:p>
      <text:p text:style-name="P29"><text:span text:style-name="T69"/></text:p>
      <text:p text:style-name="P29"><text:span text:style-name="T70">Une fois sur Discord, on a commencé par s’échanger nos travaux sur papier, parlant de la structure qu’on aimerait donner au code.</text:span></text:p>
      <text:p text:style-name="P29"><text:span text:style-name="T70">Nous avons décomposé le planning en trois parties, première semaine on a fait des recherches, puis dans les trois semaines suivantes s'est lancés dans la programmation et, pour les deux dernières, dans la mise en relation et ajustements.</text:span></text:p>
      <text:p text:style-name="P29"><text:span text:style-name="T70"> On s’est distribué le travail de recherche sur internet pour savoir comment créer/générer un mot de passe, comment fonctionne le format JSON et comment utiliser les structures pour le sujet. Plusieurs visions ont émergées, savoir si nous devions utiliser des listes chaînées ou des tableaux pour stocker les informations entre d'autres.</text:span></text:p>
      <text:p text:style-name="P30"><text:span text:style-name="T71"/></text:p>
      <text:list text:style-name="L31">
        <text:list-item>
          <text:p text:style-name="P31"><text:span text:style-name="T72"><text:s/>MODE D’EMPLOI</text:span></text:p>
        </text:list-item>
      </text:list>
      <text:p text:style-name="P32"><text:span text:style-name="T73"/></text:p>
      <text:p text:style-name="P33"><text:span text:style-name="T74">Le téléchargement du programme se fait sur la page GitHub du projet,</text:span></text:p>
      <text:p text:style-name="P33"><text:span text:style-name="T74"><text:line-break/>Une compilation du programme se fait en écrivant MAKE ALL ou MAKE RUN si le programme a déjà été compilé précédemen</text:span><text:span text:style-name="T75">t</text:span></text:p>
      <text:p text:style-name="P33"><text:span text:style-name="T76"/></text:p>
      <text:p text:style-name="P34"><text:span text:style-name="T77">PROBLÈMES RENCONTRES</text:span></text:p>
      <text:p text:style-name="P34"><text:span text:style-name="T78"/></text:p>
      <text:p text:style-name="P35"><text:span text:style-name="T79">Notre principal problème était que nos idées étaient soient trop compliquées à mettre en oeuvre, soient prenaient trop de temps. Nous du apprendre a faire des compromis sur quoi faire et comment le faire.</text:span></text:p>
      <text:p text:style-name="P35"><text:span text:style-name="T79">Un autre souci soucis a été l'organisation.Nous avons testé diffèrentes approches, nous avons essayé de travailler tous ensemble mais c'était relativement compliqué de trouver un moment ou nous trois étions disponibles pour faire les projet et surtout cela paraissait<text:s text:c="2"/>beaucoup moins efficace alors on a décidé de nous diviser le travail, le soucis ici était de trouver comment se le diviser équitablement et quelle tache étais la plus approprieée pour chacun de nous.</text:span></text:p>
      <text:p text:style-name="P35"><text:span text:style-name="T79">Puis on a eu des gros soucis de temps, on passe trop temps a chercher,<text:s text:c="2"/>comprendre, visualiser et enfin coder chaque fonction,beaucoup de fonctions/code se sont avérés inutiles et/ou non utilisés;c'est le cas notamment pour JSON et pour le cryptage.</text:span></text:p>
      <text:p text:style-name="P36"><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0"/></text:p>
      <text:p text:style-name="P37"><text:span text:style-name="T81">FONCTIONNEMENT DES FONCTIONS</text:span></text:p>
      <text:p text:style-name="P38"><text:span text:style-name="T82"/></text:p>
      <text:p text:style-name="P38"><text:span text:style-name="T83">typedef struct prof_s<text:s/></text:span><text:span text:style-name="T84">Prof; //Un professeur composé d'un nom,prénom,numéro(disponibilité) et d'une matière </text:span></text:p>
      <text:p text:style-name="P38"><text:span text:style-name="T85"/></text:p>
      <text:p text:style-name="P38"><text:span text:style-name="T86"/></text:p>
      <text:p text:style-name="P38"><text:span text:style-name="T86">typedef struct listProf_s</text:span><text:span text:style-name="T87"><text:s/>listProf; // Une File chaînée de professeurs </text:span></text:p>
      <text:p text:style-name="P38"><text:span text:style-name="T88"/></text:p>
      <text:p text:style-name="P38"><text:span text:style-name="T89"/></text:p>
      <text:p text:style-name="P38"><text:span text:style-name="T89">typedef struct creneau<text:s/></text:span><text:span text:style-name="T90">creneau; // Un créneau composé d'un professeur, de deux int(debut et fin)et un autre int (diponibilité) </text:span></text:p>
      <text:p text:style-name="P38"><text:span text:style-name="T91"/></text:p>
      <text:p text:style-name="P38"><text:span text:style-name="T92"/></text:p>
      <text:p text:style-name="P38"><text:span text:style-name="T92">typedef struct salle_s</text:span><text:span text:style-name="T93">salle; // Une salle composée de de son numéro, un int (disponibilité), un créneau</text:span><text:span text:style-name="T94">. </text:span></text:p>
      <text:p text:style-name="P38"><text:span text:style-name="T95"/></text:p>
      <text:p text:style-name="P38"><text:span text:style-name="T96"/></text:p>
      <text:p text:style-name="P38"><text:span text:style-name="T96">listProf addprof(Prof , listProf ); // Permet d'ajouter un prof dans la file chaînée. </text:span></text:p>
      <text:p text:style-name="P38"><text:span text:style-name="T97"/></text:p>
      <text:p text:style-name="P38"><text:span text:style-name="T98"/></text:p>
      <text:p text:style-name="P38"><text:span text:style-name="T98">void changeProf(Prof , listProf ); // remplace le premier prof par un autre pris en argument. </text:span></text:p>
      <text:p text:style-name="P38"><text:span text:style-name="T99"/></text:p>
      <text:p text:style-name="P38"><text:span text:style-name="T100"/></text:p>
      <text:p text:style-name="P38"><text:span text:style-name="T100">void removeProf(Prof, listProf ); // retire un prof de la liste. </text:span></text:p>
      <text:p text:style-name="P38"><text:span text:style-name="T101"/></text:p>
      <text:p text:style-name="P38"><text:span text:style-name="T102"/></text:p>
      <text:p text:style-name="P38"><text:span text:style-name="T102">_Bool isemptyP(listProf ); // La liste est vide : true false. </text:span></text:p>
      <text:p text:style-name="P38"><text:span text:style-name="T103"/></text:p>
      <text:p text:style-name="P38"><text:span text:style-name="T104"/></text:p>
      <text:p text:style-name="P38"><text:span text:style-name="T104">Prof creerprof(char</text:span><text:span text:style-name="T105">,char<text:s/></text:span><text:span text:style-name="T106">, char</text:span><text:span text:style-name="T107">); //constructeur prof. </text:span></text:p>
      <text:p text:style-name="P38"><text:span text:style-name="T108"/></text:p>
      <text:p text:style-name="P38"><text:span text:style-name="T109"/></text:p>
      <text:p text:style-name="P38"><text:span text:style-name="T109">void profdat(listProf );// tentative de création d'un fichier JSON. </text:span></text:p>
      <text:p text:style-name="P38"><text:span text:style-name="T110"/></text:p>
      <text:p text:style-name="P38"><text:span text:style-name="T111"/></text:p>
      <text:p text:style-name="P38"><text:span text:style-name="T111">_Bool sallelibre(salle , creneau );// la salle est libre: true false. </text:span></text:p>
      <text:p text:style-name="P38"><text:span text:style-name="T112"/></text:p>
      <text:p text:style-name="P38"><text:span text:style-name="T113"/></text:p>
      <text:p text:style-name="P38"><text:span text:style-name="T113">salle creertabS(salle ,salle ,salle ,salle ); // constructeur de tableau de salles.</text:span></text:p>
      <text:p text:style-name="P38"><text:span text:style-name="T114"/></text:p>
      <text:p text:style-name="P38"><text:span text:style-name="T115"/></text:p>
      <text:p text:style-name="P38"><text:span text:style-name="T115"><text:s/>creneau creercreneau(int , int , int ); // constructeur de créneau. </text:span></text:p>
      <text:p text:style-name="P38"><text:span text:style-name="T116"/></text:p>
      <text:p text:style-name="P38"><text:span text:style-name="T117"/></text:p>
      <text:p text:style-name="P38"><text:span text:style-name="T117">creneau creertabcreneau(creneau , creneau ,creneau ,creneau ); constructeur de tableau de créneaux. </text:span></text:p>
      <text:p text:style-name="P38"><text:span text:style-name="T118"/></text:p>
      <text:p text:style-name="P38"><text:span text:style-name="T119">salle creersalle(int , creneau<text:s/></text:span><text:span text:style-name="T120">); constructeur de salle. </text:span></text:p>
      <text:p text:style-name="P38"><text:span text:style-name="T121"/></text:p>
      <text:p text:style-name="P38"><text:span text:style-name="T122"/></text:p>
      <text:p text:style-name="P38"><text:span text:style-name="T122">void gerer_prof(int , listProf); // permet de gérer la liste des profs .</text:span></text:p>
      <text:p text:style-name="P38"><text:span text:style-name="T123"/></text:p>
      <text:p text:style-name="P38"><text:span text:style-name="T124"/></text:p>
      <text:p text:style-name="P38"><text:span text:style-name="T124">void gerer_reservation(int , salle</text:span><text:span text:style-name="T125"><text:s/>, listProf); //permet de faire une réservation, d'en annuler une, et d'afficher la liste des salles entre autres.</text:span></text:p>
      <text:p text:style-name="P38"><text:span text:style-name="T126"/></text:p>
      <text:p text:style-name="P39"><text:span text:style-name="T127"/></text:p>
      <text:p text:style-name="P39"><text:span text:style-name="T127"/></text:p>
      <text:p text:style-name="P39"><text:span text:style-name="T127"/></text:p>
      <text:p text:style-name="P39"><text:span text:style-name="T127">CONCLUSIONS</text:span><text:span text:style-name="T128"/></text:p>
      <text:p text:style-name="P40"><text:span text:style-name="T129"/></text:p>
      <text:p text:style-name="P40"><text:span text:style-name="T130">Ce projet a été une expérience positive pour nous 3, il nous a permis de nous confronter à un vrai travail avec une deadline qui nous à obligé à faire des choix sur quelle démarche choisir même si on comprenait pas tout. Même s'il n'est parfait, le code rend bien étât de notre fil conducteur de pensée tout au long du projet: simplicité et efficacité. Nous pensons que ce projet à permis de trouver nos limites; les quelques problèmes rencontrés(JSON et pointeurs) ont occupé un grange partie de notre temps de travail mais nous en ressortons plus matures car plus habitués à la difficulté et plus aptes à résoudre des problèmes à plusieurs.</text:span></text:p>
      <text:p text:style-name="P40"><text:span text:style-name="T130"/></text:p>
      <text:p text:style-name="P40"><text:span text:style-name="T130">Merci de votre lecture,</text:span></text:p>
      <text:p text:style-name="P40"><text:span text:style-name="T130"/></text:p>
      <text:p text:style-name="P40"><text:span text:style-name="T130">Alexandre, Mahé, et Nizar</text:span></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text:p text:style-name="P40"><text:span text:style-name="T1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